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fill="solid" draw:fill-color="#2323dc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000000" draw:fill="none" draw:fill-color="#ffff66" draw:textarea-vertical-align="middle" fo:padding-top="0.15cm" fo:padding-bottom="0.15cm" fo:padding-left="0.275cm" fo:padding-right="0.275cm"/>
    </style:style>
    <style:style style:name="gr4" style:family="graphic">
      <style:graphic-properties svg:stroke-width="0.051cm" svg:stroke-color="#000000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draw:stroke="dash" draw:stroke-dash="Fine_20_Dashed" svg:stroke-width="0.051cm" svg:stroke-color="#000000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1cm" svg:stroke-color="#000000" draw:fill="none" draw:fill-color="#e6e6e6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051cm" svg:stroke-color="#2323dc" draw:fill="none" draw:fill-color="#e6e6e6" draw:textarea-vertical-align="middle" fo:padding-top="0.15cm" fo:padding-bottom="0.15cm" fo:padding-left="0.275cm" fo:padding-right="0.275cm"/>
    </style:style>
    <style:style style:name="gr8" style:family="graphic">
      <style:graphic-properties draw:stroke="solid" draw:stroke-dash="Fine_20_Dashed" svg:stroke-width="0.051cm" svg:stroke-color="#000000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" svg:stroke-width="0.051cm" svg:stroke-color="#000000" draw:fill="none" draw:fill-color="#0000ff" draw:textarea-vertical-align="middle" fo:padding-top="0.15cm" fo:padding-bottom="0.15cm" fo:padding-left="0.275cm" fo:padding-right="0.275cm"/>
    </style:style>
    <style:style style:name="gr11" style:family="graphic">
      <style:graphic-properties draw:stroke="dash" draw:stroke-dash="_32__20_Dots_20_1_20_Dash"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Ultrafine_20_Dashed" svg:stroke-width="0.051cm" svg:stroke-color="#ff3333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13" style:family="graphic">
      <style:graphic-properties draw:stroke="solid" draw:stroke-dash="Ultrafine_20_Dashed" svg:stroke-width="0.051cm" svg:stroke-color="#000000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draw:stroke="solid" draw:stroke-dash="Ultrafine_20_Dashed" svg:stroke-width="0.051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draw:stroke-dash="Ultrafine_20_Dashed" svg:stroke-width="0.051cm" svg:stroke-color="#ff3366" draw:marker-start="Arrow" draw:fill="none" draw:fill-color="#ff3366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Ultrafine_20_Dashed" svg:stroke-width="0.051cm" svg:stroke-color="#ff3366" draw:fill="none" draw:fill-color="#ff3366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Ultrafine_20_Dashed" svg:stroke-width="0.051cm" svg:stroke-color="#ffffff" draw:marker-start="Arrow" draw:marker-end="Arrow" draw:fill="none" draw:fill-color="#ff3366" draw:textarea-vertical-align="middle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color="#ffffff" fo:font-size="18pt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fo:font-size="2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531cm" svg:x="0.254cm" svg:y="4.343cm">
          <text:p text:style-name="P1"><text:span text:style-name="T1">LASER</text:span></text:p>
          <text:p text:style-name="P1"><text:span text:style-name="T2">1.3 um 10mW</text:span></text:p>
          <text:p text:style-name="P1"><text:span text:style-name="T2">DFB w/ iso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0.254cm" svg:x="10.922cm" svg:y="7.874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6.052cm" svg:height="2.236cm" svg:x="4.82cm" svg:y="5.81cm" svg:viewBox="0 0 6053 2237" svg:d="m0 98c413-89 870-166 1269 0 386 160 911 311 979 835 52 399 90 876 470 1122 365 235 821 164 1232 181 384 16 739-181 1125-108h362 363l253 36">
          <text:p/>
        </draw:path>
        <draw:path draw:style-name="gr3" draw:text-style-name="P2" draw:layer="layout" svg:width="6.16cm" svg:height="2.464cm" svg:x="4.893cm" svg:y="8.046cm" svg:viewBox="0 0 6161 2465" svg:d="m0 2465c379-66 729-211 1123-254 444-48 903-483 870-906-41-530 430-720 798-689 384 33 774 6 1160 0 386-6 788 82 1160-36 383-122 887-91 1050-580v0">
          <text:p/>
        </draw:path>
        <draw:custom-shape draw:style-name="gr4" draw:text-style-name="P1" draw:layer="Layout" svg:width="4.064cm" svg:height="2.54cm" svg:x="19.304cm" svg:y="4.064cm">
          <text:p text:style-name="P1"><text:span text:style-name="T1">MONITOR</text:span></text:p>
          <text:p text:style-name="P1"><text:span text:style-name="T2">Si Det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18cm" svg:height="3.048cm" svg:x="0.508cm" svg:y="8.636cm">
          <text:p text:style-name="P1"><text:span text:style-name="T3">SIGNAL </text:span></text:p>
          <text:p text:style-name="P1"><text:span text:style-name="T2">InGaAs</text:span></text:p>
          <text:p text:style-name="P1"><text:span text:style-name="T2">Detector</text:span></text:p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3.37cm" svg:height="2.736cm" svg:x="15.911cm" svg:y="5.219cm" svg:viewBox="0 0 3371 2737" svg:d="m0 2719c416 71 815-82 1196-218 443-158 434-701 399-1087-37-409 92-826 399-1124 316-307 720-207 1087-290h290">
          <text:p/>
        </draw:path>
        <draw:custom-shape draw:style-name="gr5" draw:text-style-name="P2" draw:layer="Layout" svg:width="11.43cm" svg:height="8.382cm" svg:x="12.192cm" svg:y="9.652cm">
          <text:p/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10.988cm" svg:height="4.662cm" svg:x="15.875cm" svg:y="8.023cm" svg:viewBox="0 0 10989 4663" svg:d="m0 60c422-1 846-13 1268 0 398 12 796 83 1197 72 457-13 920 35 1377 0 400-31 798-26 1196-36 459-12 933 88 1377-36 397-111 776-42 1160 0 427 47 834 54 1269 108 456 57 875 253 1159 580 295 339 608 692 761 1124 135 382 183 791 218 1196 35 401-54 881-435 1087-338 183-710 215-1087 326-368 108-750 118-1124 182l-362-37-37-36">
          <text:p/>
        </draw:path>
        <draw:path draw:style-name="gr7" draw:text-style-name="P2" draw:layer="layout" svg:width="10.398cm" svg:height="4.672cm" svg:x="12.87cm" svg:y="10.334cm" svg:viewBox="0 0 10399 4673" svg:d="m10399 2243c-387-245-844-289-1233-544-344-225-804-227-1122-507-327-286-771-311-1125-544-335-220-750-191-1123-290-359-95-732 22-1088-108-350-128-719-123-1087-181-405-65-820-30-1232-36-378-6-800-130-1123 145-347 292-800 426-1088 796-267 345-195 812-35 1197 150 365 294 709 434 1088 151 406 309 817 652 1122 314 278 736 299 1124 291 385-8 772-1 1159-1l363-35h72">
          <text:p/>
        </draw:path>
        <draw:custom-shape draw:style-name="gr8" draw:text-style-name="P2" draw:layer="Layout" svg:width="0.508cm" svg:height="0.508cm" svg:x="23.36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0.508cm" svg:x="21.33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0.508cm" svg:x="19.0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0.508cm" svg:x="4.57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0.508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835cm" svg:height="1.012cm" svg:x="10.414cm" svg:y="6.608cm">
          <draw:text-box>
            <text:p text:style-name="P3"><text:span text:style-name="T2">90/10 Beamsplitter</text:span></text:p>
          </draw:text-box>
        </draw:frame>
        <draw:line draw:style-name="gr10" draw:text-style-name="P2" draw:layer="layout" svg:x1="17.272cm" svg:y1="13.97cm" svg:x2="17.272cm" svg:y2="16.002cm">
          <text:p/>
        </draw:line>
        <draw:frame draw:style-name="gr9" draw:text-style-name="P3" draw:layer="layout" svg:width="4.163cm" svg:height="1.012cm" svg:x="15.748cm" svg:y="18.288cm">
          <draw:text-box>
            <text:p text:style-name="P3"><text:span text:style-name="T2">Vacuum Can</text:span></text:p>
          </draw:text-box>
        </draw:frame>
        <draw:frame draw:style-name="gr9" draw:text-style-name="P3" draw:layer="layout" svg:width="1.572cm" svg:height="1.012cm" svg:x="17.78cm" svg:y="14.478cm">
          <draw:text-box>
            <text:p text:style-name="P3"><text:span text:style-name="T2">Foil</text:span></text:p>
          </draw:text-box>
        </draw:frame>
        <draw:custom-shape draw:style-name="gr11" draw:text-style-name="P2" draw:layer="Layout" svg:width="7.62cm" svg:height="6.858cm" svg:x="1.524cm" svg:y="13.2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6.35cm" svg:y1="5.334cm" svg:x2="7.62cm" svg:y2="6.35cm">
          <text:p/>
        </draw:line>
        <draw:line draw:style-name="gr12" draw:text-style-name="P2" draw:layer="layout" svg:x1="8.382cm" svg:y1="9.398cm" svg:x2="6.604cm" svg:y2="10.511cm">
          <text:p/>
        </draw:line>
        <draw:line draw:style-name="gr12" draw:text-style-name="P2" draw:layer="layout" svg:x1="16.764cm" svg:y1="6.604cm" svg:x2="17.78cm" svg:y2="5.08cm">
          <text:p/>
        </draw:line>
        <draw:line draw:style-name="gr12" draw:text-style-name="P2" draw:layer="layout" svg:x1="22.606cm" svg:y1="7.62cm" svg:x2="24.384cm" svg:y2="7.62cm">
          <text:p/>
        </draw:line>
        <draw:line draw:style-name="gr12" draw:text-style-name="P2" draw:layer="layout" svg:x1="21.844cm" svg:y1="7.62cm" svg:x2="20.066cm" svg:y2="7.62cm">
          <text:p/>
        </draw:line>
        <draw:custom-shape draw:style-name="gr13" draw:text-style-name="P1" draw:layer="Layout" svg:width="3.048cm" svg:height="2.54cm" svg:x="1.524cm" svg:y="15.24cm">
          <text:p text:style-name="P1"><text:span text:style-name="T2">Fiber</text:span></text:p>
          <text:p text:style-name="P1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78cm" svg:height="6.858cm" svg:x="6.858cm" svg:y="13.208cm">
          <text:p text:style-name="P1"><text:span text:style-name="T4">Foil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572cm" svg:y1="13.208cm" svg:x2="6.858cm" svg:y2="14.224cm">
          <text:p/>
        </draw:line>
        <draw:line draw:style-name="gr15" draw:text-style-name="P5" draw:layer="layout" svg:x1="4.572cm" svg:y1="19.812cm" svg:x2="6.858cm" svg:y2="18.796cm">
          <text:p/>
        </draw:line>
        <draw:line draw:style-name="gr16" draw:text-style-name="P5" draw:layer="layout" svg:x1="4.572cm" svg:y1="15.24cm" svg:x2="6.858cm" svg:y2="14.224cm">
          <text:p/>
        </draw:line>
        <draw:line draw:style-name="gr16" draw:text-style-name="P5" draw:layer="layout" svg:x1="4.572cm" svg:y1="17.78cm" svg:x2="6.858cm" svg:y2="18.796cm">
          <text:p/>
        </draw:line>
        <draw:line draw:style-name="gr17" draw:text-style-name="P5" draw:layer="layout" svg:x1="7.112cm" svg:y1="15.24cm" svg:x2="8.382cm" svg:y2="15.24cm">
          <text:p/>
        </draw:line>
        <draw:custom-shape draw:style-name="gr8" draw:text-style-name="P2" draw:layer="Layout" svg:width="0.508cm" svg:height="0.508cm" svg:x="19.304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6.669cm" svg:height="1.012cm" svg:x="20.221cm" svg:y="19.562cm">
          <draw:text-box>
            <text:p text:style-name="P3"><text:span text:style-name="T2">= FC/APC connection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1T01:06:37.388181590</meta:creation-date>
    <dc:date>2013-12-21T01:24:58.012201576</dc:date>
    <meta:editing-duration>PT3M7S</meta:editing-duration>
    <meta:editing-cycles>1</meta:editing-cycles>
    <meta:document-statistic meta:object-count="57"/>
    <meta:generator>LibreOffice/4.1.3.2$Linux_X86_64 LibreOffice_project/410m0$Build-2</meta:generator>
  </office:meta>
</office:document-meta>
</file>